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008000" style:font-name="Comic Sans MS" fo:font-size="10pt" fo:language="fr" fo:country="FR" fo:font-weight="bold" officeooo:rsid="00035f5a" officeooo:paragraph-rsid="00035f5a"/>
    </style:style>
    <style:style style:name="P2" style:family="paragraph" style:parent-style-name="Standard">
      <style:text-properties officeooo:rsid="00035f5a" officeooo:paragraph-rsid="00035f5a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fo:font-weight="bold" officeooo:rsid="0005723e" officeooo:paragraph-rsid="0005723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62b32"/>
    </style:style>
    <style:style style:name="P5" style:family="paragraph" style:parent-style-name="Standard">
      <style:text-properties fo:language="fr" fo:country="FR" officeooo:rsid="00035f5a" officeooo:paragraph-rsid="00035f5a"/>
    </style:style>
    <style:style style:name="P6" style:family="paragraph" style:parent-style-name="Standard">
      <style:paragraph-properties fo:text-align="center" style:justify-single-word="false"/>
      <style:text-properties fo:language="fr" fo:country="FR" fo:font-weight="bold" officeooo:rsid="0005723e" officeooo:paragraph-rsid="0005723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fr" fo:country="FR" fo:font-style="italic" fo:font-weight="normal" officeooo:rsid="0005723e" officeooo:paragraph-rsid="0005723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fr" fo:country="FR" style:text-underline-style="none" officeooo:rsid="0005723e" officeooo:paragraph-rsid="0003be27"/>
    </style:style>
    <style:style style:name="P9" style:family="paragraph" style:parent-style-name="Standard">
      <style:text-properties fo:language="fr" fo:country="FR" style:text-underline-style="none" officeooo:rsid="0005723e" officeooo:paragraph-rsid="0005723e"/>
    </style:style>
    <style:style style:name="P10" style:family="paragraph" style:parent-style-name="Standard">
      <style:text-properties fo:language="fr" fo:country="FR" style:text-underline-style="none" officeooo:rsid="00062b32" officeooo:paragraph-rsid="00062b32"/>
    </style:style>
    <style:style style:name="P11" style:family="paragraph" style:parent-style-name="Standard">
      <style:text-properties fo:language="fr" fo:country="FR" style:text-underline-style="none" officeooo:rsid="0003be27" officeooo:paragraph-rsid="0003be27"/>
    </style:style>
    <style:style style:name="P12" style:family="paragraph" style:parent-style-name="Standard">
      <style:paragraph-properties fo:text-align="start" style:justify-single-word="false"/>
      <style:text-properties fo:language="fr" fo:country="FR" fo:font-style="normal" fo:font-weight="normal" officeooo:rsid="00062b32" officeooo:paragraph-rsid="00062b32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orphans="1"/>
      <style:text-properties fo:color="#008000" fo:language="fr" fo:country="FR"/>
    </style:style>
    <style:style style:name="P14" style:family="paragraph" style:parent-style-name="Text_20_body">
      <style:text-properties fo:language="fr" fo:country="FR" style:text-underline-style="solid" style:text-underline-width="auto" style:text-underline-color="font-color" officeooo:rsid="00035f5a" officeooo:paragraph-rsid="00035f5a"/>
    </style:style>
    <style:style style:name="P15" style:family="paragraph" style:parent-style-name="Text_20_body">
      <style:paragraph-properties fo:text-align="justify" style:justify-single-word="false"/>
      <style:text-properties fo:language="fr" fo:country="FR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normal" fo:font-weight="normal" officeooo:rsid="00062b32" officeooo:paragraph-rsid="00062b3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035f5a" officeooo:paragraph-rsid="00035f5a"/>
    </style:style>
    <style:style style:name="P18" style:family="paragraph" style:parent-style-name="Standard">
      <style:text-properties fo:language="fr" fo:country="FR" style:text-underline-style="none" officeooo:rsid="00062b32" officeooo:paragraph-rsid="00062b32"/>
    </style:style>
    <style:style style:name="P19" style:family="paragraph" style:parent-style-name="Standard">
      <style:text-properties fo:language="fr" fo:country="FR" style:text-underline-style="none" officeooo:rsid="0009abc1" officeooo:paragraph-rsid="0009abc1"/>
    </style:style>
    <style:style style:name="P20" style:family="paragraph" style:parent-style-name="Standard">
      <style:text-properties fo:language="fr" fo:country="FR" officeooo:rsid="00035f5a" officeooo:paragraph-rsid="00035f5a"/>
    </style:style>
    <style:style style:name="P21" style:family="paragraph" style:parent-style-name="Standard">
      <style:paragraph-properties fo:text-align="start" style:justify-single-word="false"/>
      <style:text-properties officeooo:paragraph-rsid="00062b32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9abc1" officeooo:paragraph-rsid="0009abc1"/>
    </style:style>
    <style:style style:name="P23" style:family="paragraph" style:parent-style-name="Standard">
      <style:text-properties fo:font-size="12pt" fo:language="fr" fo:country="FR" fo:font-style="normal" officeooo:rsid="00035f5a" officeooo:paragraph-rsid="00035f5a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fo:language="fr" fo:country="FR" fo:font-style="normal" officeooo:rsid="000af23b" officeooo:paragraph-rsid="000af23b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2pt" fo:language="fr" fo:country="FR" fo:font-style="normal" fo:font-weight="normal" officeooo:rsid="000ba2dd" officeooo:paragraph-rsid="000ba2d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3pt" fo:language="fr" fo:country="FR" fo:font-style="italic" fo:font-weight="normal" officeooo:rsid="000ba2dd" officeooo:paragraph-rsid="000ba2dd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style:font-name="Comic Sans MS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text-underline-style="solid" style:text-underline-width="auto" style:text-underline-color="font-color"/>
    </style:style>
    <style:style style:name="T4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fr" fo:country="FR" fo:font-style="normal" fo:font-weight="normal" officeooo:rsid="0005723e" style:font-style-asian="normal" style:font-weight-asian="normal" style:font-style-complex="normal" style:font-weight-complex="normal"/>
    </style:style>
    <style:style style:name="T6" style:family="text">
      <style:text-properties fo:language="fr" fo:country="FR" fo:font-style="normal" fo:font-weight="normal" officeooo:rsid="00062b32" style:font-style-asian="normal" style:font-weight-asian="normal" style:font-style-complex="normal" style:font-weight-complex="normal"/>
    </style:style>
    <style:style style:name="T7" style:family="text">
      <style:text-properties fo:language="fr" fo:country="FR" fo:font-style="normal" fo:font-weight="normal" officeooo:rsid="0009abc1" style:font-style-asian="normal" style:font-weight-asian="normal" style:font-style-complex="normal" style:font-weight-complex="normal"/>
    </style:style>
    <style:style style:name="T8" style:family="text">
      <style:text-properties officeooo:rsid="00062b32"/>
    </style:style>
    <style:style style:name="T9" style:family="text">
      <style:text-properties officeooo:rsid="0009abc1"/>
    </style:style>
    <style:style style:name="T10" style:family="text">
      <style:text-properties fo:font-size="13pt" officeooo:rsid="0009abc1" style:font-size-asian="11.3500003814697pt" style:font-size-complex="13pt"/>
    </style:style>
    <style:style style:name="T11" style:family="text">
      <style:text-properties fo:font-size="13pt" fo:font-style="italic" officeooo:rsid="0009abc1" style:font-size-asian="11.3500003814697pt" style:font-style-asian="italic" style:font-size-complex="13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hilippot</text:p>
      <text:p text:style-name="P5">Grégoire</text:p>
      <text:p text:style-name="P5">M2 E-Services</text:p>
      <text:p text:style-name="P5"/>
      <text:p text:style-name="P3">Prise de décision collective</text:p>
      <text:p text:style-name="P6"/>
      <text:p text:style-name="P7"><text:tab/>Introduction</text:p>
      <text:p text:style-name="P4"><text:span text:style-name="T5">La prise de décision collective </text:span><text:span text:style-name="T6">a lieu lorsque des individus sont rassemblés en un groupe afin de résoudre un ou des problème-s donné-s.</text:span></text:p>
      <text:p text:style-name="P4"><text:span text:style-name="T6">Ces individus peuvent être des néophytes ou des experts dans le domaine problème </text:span><text:span text:style-name="T7">donné qui décideront grâce à leurs expériences ou à la remise en cause de leurs connaissances. La décision finale au problème pourra être trouvé de différente manière :</text:span></text:p>
      <text:list xml:id="list4113847238" text:style-name="L1">
        <text:list-item>
          <text:p text:style-name="P22"><text:span text:style-name="T4">la mise en place d’un vote majoritaire, unanime, …</text:span></text:p>
        </text:list-item>
        <text:list-item>
          <text:p text:style-name="P22"><text:span text:style-name="T4">d’un consensus entre les participants</text:span></text:p>
        </text:list-item>
        <text:list-item>
          <text:p text:style-name="P22"><text:span text:style-name="T4">d’un phénomène d’influence</text:span></text:p>
        </text:list-item>
      </text:list>
      <text:p text:style-name="P12"/>
      <text:p text:style-name="P12">Aujourd’hui nous allons nous arrêter sur quelques exemples, <text:span text:style-name="T9">dans différents domaines tels que les jeux de sociétés, les jeux vidéos, les films ou dans des animés, mettant en place une prise de décision collective.</text:span></text:p>
      <text:p text:style-name="P5"/>
      <text:p text:style-name="P5"><text:tab/><text:span text:style-name="T11">Prise de décision collective dans les jeux de sociétés</text:span></text:p>
      <text:p text:style-name="P24"/>
      <text:p text:style-name="P23"/>
      <text:p text:style-name="P5"><text:span text:style-name="T11"><text:tab/>Prise de décision collective dans les jeux vidéos</text:span></text:p>
      <text:p text:style-name="P23"/>
      <text:p text:style-name="P5"><text:span text:style-name="T11"/></text:p>
      <text:p text:style-name="P5"><text:span text:style-name="T11"><text:tab/>Prise de décision collective dans les films, animés, ...</text:span></text:p>
      <text:p text:style-name="P23"/>
      <text:p text:style-name="P23"/>
      <text:p text:style-name="P26">Bibliographie</text:p>
      <text:p text:style-name="P25"/>
      <text:h text:style-name="P1" text:outline-level="3">** LE CHEF D’ORCHESTRE</text:h>
      <text:p text:style-name="P13">                                      <text:span text:style-name="T1">Un groupe de joueurs en rond.  Un joueur se cache le temps que les autres choisissent le « chef d’orchestre » ; le joueur choisi  fait des mouvements que les autres répètent. Celui qui s’est caché, est appelé, il doit deviner qui est le « chef d’orchestre ».</text:span></text:p>
      <text:p text:style-name="P2"><text:a xlink:type="simple" xlink:href="http://pelemails.free.fr/Marie/Jeux%20collectifs.htm" text:style-name="Internet_20_link" text:visited-style-name="Visited_20_Internet_20_Link"><text:span text:style-name="T2">http://pelemails.free.fr/Marie/Jeux%20collectifs.htm</text:span></text:a></text:p>
      <text:p text:style-name="P17"/>
      <text:p text:style-name="P14">La chaise musicale coopérative</text:p>
      <text:p text:style-name="P15">C’est la même, sauf qu’il n’y a pas de perdant… Donc il y a au début une chaise par participant – 1, de la musique… et lorsque la musique s’arrête, tout le monde prend une place. Celui qui n’a pas de chaise s’assoit sur les genoux de quelqu’un. Une chaise est retirée à chaque tour. Mais jamais personne n’est exclut : les autres proposent leurs genoux. Même lorsqu’à la fin il reste une chaise pour 10 <text:soft-page-break/>participants : il faut trouver une solution pour que tout le monde soit assis ! L’animateur veillera à la sécurité…</text:p>
      <text:p text:style-name="P14">L’histoire à X voix</text:p>
      <text:p text:style-name="P15">Une histoire est racontée, chacun son tour invente le déroulement. Le scénario a très peu d’importance, du moment qu’on se lâche ! En variante, on peut préparer une liste de mots (objets, personnages, animaux, lieux) sur des morceaux de papiers ; Retournés chacun les pioche au fur et à mesure et est obligé de poursuivre la narration en intégrant son mot. Pour lancer l’inspiration, l’animateur peut commencer à raconter le début d’un voyage (en mer, dans l’espace, dans un nouveau pays, dans un lieu imaginaire, dans le temps…)</text:p>
      <text:p text:style-name="P2"><text:a xlink:type="simple" xlink:href="https://ooosophiemaraisooo.wordpress.com/2015/08/14/des-idees-de-jeux-cooperatifs/" text:style-name="Internet_20_link" text:visited-style-name="Visited_20_Internet_20_Link"><text:span text:style-name="T3">https://ooosophiemaraisooo.wordpress.com/2015/08/14/des-idees-de-jeux-cooperatifs/</text:span></text:a></text:p>
      <text:p text:style-name="P17"/>
      <text:p text:style-name="P11">Escape game</text:p>
      <text:p text:style-name="P8"/>
      <text:p text:style-name="P9">Loup <text:s/>garou</text:p>
      <text:p text:style-name="P9"/>
      <text:p text:style-name="P9"/>
      <text:p text:style-name="P9"/>
      <text:p text:style-name="P9">Films </text:p>
      <text:p text:style-name="P9">Nerve : Voyeur ou joueur ?</text:p>
      <text:p text:style-name="P9"/>
      <text:p text:style-name="P9">Animés</text:p>
      <text:p text:style-name="P9">Hx<text:span text:style-name="T8">H</text:span></text:p>
      <text:p text:style-name="P9"/>
      <text:p text:style-name="P10">Jeux vidéos </text:p>
      <text:p text:style-name="P10">Dead Cells</text:p>
      <text:p text:style-name="P19">Pokémon Twit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1:24:22.210940174</meta:creation-date>
    <dc:date>2020-09-14T12:15:30.930764108</dc:date>
    <meta:editing-duration>PT18M48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2" meta:paragraph-count="32" meta:word-count="418" meta:character-count="2607" meta:non-whitespace-character-count="2176"/>
  </office:meta>
</office:document-meta>
</file>